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b3b3b3"/>
    </style:style>
    <style:style style:name="ce3" style:family="table-cell" style:parent-style-name="Default">
      <style:table-cell-properties fo:background-color="#b3b3b3"/>
      <style:map style:condition="cell-content()&gt;[$Sheet1.$C$10]" style:apply-style-name="warning" style:base-cell-address="Sheet1.C12"/>
      <style:map style:condition="cell-content()&lt;=[$Sheet1.$C$10]" style:apply-style-name="safe" style:base-cell-address="Sheet1.C12"/>
    </style:style>
    <style:style style:name="ce4" style:family="table-cell" style:parent-style-name="Default" style:data-style-name="N126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alculate the max current given the sense resis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se resistor</text:p>
          </table:table-cell>
          <table:table-cell office:value-type="string" calcext:value-type="string">
            <text:p>Rsense</text:p>
          </table:table-cell>
          <table:table-cell table:style-name="ce2" office:value-type="float" office:value="0.05" calcext:value-type="float">
            <text:p>0.05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string" calcext:value-type="string">
            <text:p>Imax</text:p>
          </table:table-cell>
          <table:table-cell table:formula="of:=0.05/[.C2]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Calculate the sense resistor given the max curr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string" calcext:value-type="string">
            <text:p>Imax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ense resistor</text:p>
          </table:table-cell>
          <table:table-cell office:value-type="string" calcext:value-type="string">
            <text:p>Rsense</text:p>
          </table:table-cell>
          <table:table-cell table:formula="of:=0.05/[.C6]" office:value-type="float" office:value="0.05" calcext:value-type="float">
            <text:p>0.05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Run the numb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string" calcext:value-type="string">
            <text:p>Imax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ense resistor</text:p>
          </table:table-cell>
          <table:table-cell office:value-type="string" calcext:value-type="string">
            <text:p>Rsense</text:p>
          </table:table-cell>
          <table:table-cell table:formula="of:=0.05/[.C10]" office:value-type="float" office:value="0.05" calcext:value-type="float">
            <text:p>0.05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office:value-type="string" calcext:value-type="string">
            <text:p>voltage gain</text:p>
          </table:table-cell>
          <table:table-cell office:value-type="string" calcext:value-type="string">
            <text:p>Vgf</text:p>
          </table:table-cell>
          <table:table-cell office:value-type="float" office:value="32.55" calcext:value-type="float">
            <text:p>32.55</text:p>
          </table:table-cell>
          <table:table-cell office:value-type="string" calcext:value-type="string">
            <text:p>Hz/V (from datasheet)</text:p>
          </table:table-cell>
          <table:table-cell/>
        </table:table-row>
        <table:table-row table:style-name="ro2">
          <table:table-cell office:value-type="string" calcext:value-type="string">
            <text:p>your current through Rs</text:p>
          </table:table-cell>
          <table:table-cell office:value-type="string" calcext:value-type="string">
            <text:p>I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frequency out</text:p>
          </table:table-cell>
          <table:table-cell office:value-type="string" calcext:value-type="string">
            <text:p>f</text:p>
          </table:table-cell>
          <table:table-cell table:formula="of:=[.C12]*ABS([.C13]*[.C11])" office:value-type="float" office:value="1.6275" calcext:value-type="float">
            <text:p>1.63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= one pulse every</text:p>
          </table:table-cell>
          <table:table-cell/>
          <table:table-cell table:formula="of:=1/[.C14]" office:value-type="float" office:value="0.614439324116743" calcext:value-type="float">
            <text:p>0.6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one pulse equal to</text:p>
          </table:table-cell>
          <table:table-cell/>
          <table:table-cell table:formula="of:=1/([.C12]*[.C11])" office:value-type="float" office:value="0.614439324116743" calcext:value-type="float">
            <text:p>0.61</text:p>
          </table:table-cell>
          <table:table-cell office:value-type="string" calcext:value-type="string">
            <text:p>coulomb</text:p>
          </table:table-cell>
          <table:table-cell/>
        </table:table-row>
        <table:table-row table:style-name="ro1">
          <table:table-cell office:value-type="string" calcext:value-type="string">
            <text:p>one pulse equal to</text:p>
          </table:table-cell>
          <table:table-cell/>
          <table:table-cell table:style-name="ce4" table:formula="of:=[.C16]/3600" office:value-type="float" office:value="0.000170677590032429" calcext:value-type="float">
            <text:p>0.0001707</text:p>
          </table:table-cell>
          <table:table-cell office:value-type="string" calcext:value-type="string">
            <text:p>Ah</text:p>
          </table:table-cell>
          <table:table-cell/>
        </table:table-row>
        <table:table-row table:style-name="ro1">
          <table:table-cell office:value-type="string" calcext:value-type="string">
            <text:p>one amp-hour equals</text:p>
          </table:table-cell>
          <table:table-cell office:value-type="string" calcext:value-type="string">
            <text:p>1 Ah = </text:p>
          </table:table-cell>
          <table:table-cell table:formula="of:=1/[.C17]" office:value-type="float" office:value="5859" calcext:value-type="float">
            <text:p>5859</text:p>
          </table:table-cell>
          <table:table-cell office:value-type="string" calcext:value-type="string">
            <text:p>pulse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Calculate minimum pull-up resisto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uter supply</text:p>
          </table:table-cell>
          <table:table-cell office:value-type="string" calcext:value-type="string">
            <text:p>Vcc</text:p>
          </table:table-cell>
          <table:table-cell table:style-name="ce2"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Minimum pullup resistor</text:p>
          </table:table-cell>
          <table:table-cell office:value-type="string" calcext:value-type="string">
            <text:p>Rl &gt; </text:p>
          </table:table-cell>
          <table:table-cell table:formula="of:=([.C21]-0.5)/0.0016" office:value-type="float" office:value="1750" calcext:value-type="float">
            <text:p>175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table:style-name="ce2" office:value-type="float" office:value="75000" calcext:value-type="float">
            <text:p>750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/>
          <table:table-cell table:style-name="ce2" office:value-type="float" office:value="47000" calcext:value-type="float">
            <text:p>470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2">
          <table:table-cell office:value-type="string" calcext:value-type="string">
            <text:p>Eq 12</text:p>
          </table:table-cell>
          <table:table-cell/>
          <table:table-cell table:formula="of:=([.C24]+[.C25])" office:value-type="float" office:value="122000" calcext:value-type="float">
            <text:p>122000</text:p>
          </table:table-cell>
          <table:table-cell office:value-type="string" calcext:value-type="string">
            <text:p>&gt;=</text:p>
          </table:table-cell>
          <table:table-cell table:formula="of:=50*[.C22]" office:value-type="float" office:value="87500" calcext:value-type="float">
            <text:p>87500</text:p>
          </table:table-cell>
        </table:table-row>
        <table:table-row table:style-name="ro2">
          <table:table-cell office:value-type="string" calcext:value-type="string">
            <text:p>Eq 13</text:p>
          </table:table-cell>
          <table:table-cell office:value-type="string" calcext:value-type="string">
            <text:p>1.9 &lt;=</text:p>
          </table:table-cell>
          <table:table-cell table:formula="of:=([.C24]/([.C24]+[.C25]))*[.C21]" office:value-type="float" office:value="2.02868852459016" calcext:value-type="float">
            <text:p>2.03</text:p>
          </table:table-cell>
          <table:table-cell office:value-type="string" calcext:value-type="string">
            <text:p>&lt;= VDDmin (lowest batt V)</text:p>
          </table:table-cell>
          <table:table-cell/>
        </table:table-row>
        <calcext:conditional-formats>
          <calcext:conditional-format calcext:target-range-address="Sheet1.C13:Sheet1.C13">
            <calcext:condition calcext:apply-style-name="warning" calcext:value="&gt;[$Sheet1.$C$10]" calcext:base-cell-address="Sheet1.C12"/>
            <calcext:condition calcext:apply-style-name="safe" calcext:value="&lt;=[$Sheet1.$C$10]" calcext:base-cell-address="Sheet1.C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8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arning" style:family="table-cell" style:parent-style-name="Default">
      <style:table-cell-properties fo:background-color="#ff0000"/>
    </style:style>
    <style:style style:name="safe" style:family="table-cell" style:parent-style-name="Default">
      <style:table-cell-properties fo:background-color="#b3b3b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 style:data-style-name="N2" text:time-value="14:43:08.2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8T23:11:07.97</meta:creation-date>
    <dc:date>2014-09-10T14:45:28.197000000</dc:date>
    <meta:editing-duration>PT1H53M8S</meta:editing-duration>
    <meta:editing-cycles>6</meta:editing-cycles>
    <meta:generator>LibreOffice/4.2.4.2$Windows_x86 LibreOffice_project/63150712c6d317d27ce2db16eb94c2f3d7b699f8</meta:generator>
    <meta:document-statistic meta:table-count="1" meta:cell-count="75" meta:object-count="0"/>
  </office:meta>
</office:document-meta>
</file>